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4f38d"/>
    </style:style>
    <style:style style:name="P2" style:family="paragraph" style:parent-style-name="Standard">
      <style:paragraph-properties fo:text-align="center" style:justify-single-word="false"/>
      <style:text-properties officeooo:rsid="00023858" officeooo:paragraph-rsid="00023858"/>
    </style:style>
    <style:style style:name="P3" style:family="paragraph" style:parent-style-name="Standard">
      <style:paragraph-properties fo:text-align="start" style:justify-single-word="false"/>
      <style:text-properties officeooo:rsid="00023858" officeooo:paragraph-rsid="00023858"/>
    </style:style>
    <style:style style:name="P4" style:family="paragraph" style:parent-style-name="Standard">
      <style:paragraph-properties fo:text-align="center" style:justify-single-word="false"/>
      <style:text-properties fo:font-size="16pt" fo:font-weight="bold" officeooo:rsid="00023858" officeooo:paragraph-rsid="00023858" style:font-size-asian="16pt" style:font-weight-asian="bold" style:font-size-complex="16pt" style:font-weight-complex="bold"/>
    </style:style>
    <style:style style:name="P5" style:family="paragraph" style:parent-style-name="Text_20_body">
      <style:paragraph-properties fo:text-align="start" style:justify-single-word="false"/>
      <style:text-properties officeooo:rsid="00038222" officeooo:paragraph-rsid="00090b9e"/>
    </style:style>
    <style:style style:name="P6" style:family="paragraph" style:parent-style-name="Text_20_body">
      <style:paragraph-properties fo:text-align="start" style:justify-single-word="false"/>
      <style:text-properties officeooo:rsid="00038222" officeooo:paragraph-rsid="000b02c8"/>
    </style:style>
    <style:style style:name="P7" style:family="paragraph" style:parent-style-name="Text_20_body">
      <style:text-properties officeooo:paragraph-rsid="0006689d"/>
    </style:style>
    <style:style style:name="T1" style:family="text">
      <style:text-properties officeooo:rsid="0003ea0c"/>
    </style:style>
    <style:style style:name="T2" style:family="text">
      <style:text-properties officeooo:rsid="0006689d"/>
    </style:style>
    <style:style style:name="T3" style:family="text">
      <style:text-properties officeooo:rsid="00090b9e"/>
    </style:style>
    <style:style style:name="T4" style:family="text">
      <style:text-properties officeooo:rsid="00098a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Detector R&amp;D </text:span>Data Management Plan</text:p>
      <text:p text:style-name="P2"/>
      <text:p text:style-name="P5">The data generated through the projects described in this proposal will be archived on local machines at UTA <text:span text:style-name="T3">as well as hosted utilize open-access public code repositories (e.g. gitHub) and cloud back-up (e.g. DropBox). The UTA group has a common DropBox account providing 1 terabyte of cloud based backup for experimental data in addition to the local storage of over 3 TB in lab based computers with an expected lifetime to store the data of ~5 years.</text:span></text:p>
      <text:p text:style-name="P6"><text:span text:style-name="T4">Simple scope traces and detector monitoring data will not be stored, rather relevant experimental data will be archived and backed up on local machines and cloud based accounts. Data analysis code and mechanisms to generate plots and charts will be hosted on open-access public code repositories. </text:span></text:p>
      <text:p text:style-name="P6"><text:span text:style-name="T4">The analysis of the experimental data is to be described in published, peer-reviewed journal articles; summaries of data analyses that are released to the public (often as contributions to conferences); and notes that are circulated internally within the associated collaborations linked to the work (e.g. NEXT/DUNE/etc..). The journal articles are archived by the journals themselves, and are also typically available through the arxiv.org e-print archive.</text:span></text:p>
      <text:p text:style-name="P1"><text:span text:style-name="T1">No personally identifiable information is expected to be generated during the execution of the project, and thus no explicit plans to protect confidentiality or personal privacy are used.</text:span></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meta:initial-creator>
    <meta:creation-date>2015-10-27T17:13:06.159681959</meta:creation-date>
    <meta:generator>LibreOffice/4.2.8.2$Linux_X86_64 LibreOffice_project/420m0$Build-2</meta:generator>
    <dc:date>2016-09-18T13:55:54.583208104</dc:date>
    <meta:editing-duration>PT17M56S</meta:editing-duration>
    <meta:editing-cycles>7</meta:editing-cycles>
    <meta:document-statistic meta:table-count="0" meta:image-count="0" meta:object-count="0" meta:page-count="1" meta:paragraph-count="5" meta:word-count="221" meta:character-count="1427" meta:non-whitespace-character-count="1210"/>
  </office:meta>
</office:document-meta>
</file>